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justify"/>
      <style:text-properties fo:language="fr" fo:country="FR"/>
    </style:style>
    <style:style style:name="P2" style:parent-style-name="Normal" style:family="paragraph">
      <style:paragraph-properties fo:text-align="justify"/>
      <style:text-properties fo:language="fr" fo:country="FR"/>
    </style:style>
    <style:style style:name="P3" style:parent-style-name="Normal" style:family="paragraph">
      <style:paragraph-properties fo:text-align="justify"/>
    </style:style>
    <style:style style:name="T4" style:parent-style-name="DefaultParagraphFont" style:family="text">
      <style:text-properties style:font-name="MS Mincho" style:font-name-asian="MS Mincho" style:font-name-complex="MS Mincho"/>
    </style:style>
    <style:style style:name="T5" style:parent-style-name="DefaultParagraphFont" style:family="text">
      <style:text-properties style:font-name="MS Mincho" style:font-name-asian="MS Mincho" style:font-name-complex="MS Mincho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style:font-name="MS Mincho" style:font-name-asian="MS Mincho" style:font-name-complex="MS Mincho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style:font-name="MS Mincho" style:font-name-asian="MS Mincho" style:font-name-complex="MS Mincho"/>
    </style:style>
    <style:style style:name="P18" style:parent-style-name="Normal" style:family="paragraph">
      <style:paragraph-properties fo:text-align="justify"/>
      <style:text-properties style:font-name="MS Mincho" style:font-name-asian="MS Mincho" style:font-name-complex="MS Mincho"/>
    </style:style>
    <style:style style:name="P19" style:parent-style-name="Normal" style:family="paragraph">
      <style:paragraph-properties fo:break-before="page" fo:text-align="justify"/>
      <style:text-properties style:font-name="MS Mincho" style:font-name-asian="MS Mincho" style:font-name-complex="MS Mincho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T24" style:parent-style-name="DefaultParagraphFont" style:family="text">
      <style:text-properties fo:language="fr" fo:country="FR"/>
    </style:style>
    <style:style style:name="T25" style:parent-style-name="DefaultParagraphFont" style:family="text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fo:language="fr" fo:country="FR"/>
    </style:style>
    <style:style style:name="T40" style:parent-style-name="DefaultParagraphFont" style:family="text">
      <style:text-properties fo:language="fr" fo:country="FR"/>
    </style:style>
    <style:style style:name="T41" style:parent-style-name="DefaultParagraphFont" style:family="text">
      <style:text-properties fo:language="fr" fo:country="FR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="MS Mincho" style:font-name-asian="MS Mincho" style:font-name-complex="MS Mincho"/>
    </style:style>
    <style:style style:name="P44" style:parent-style-name="Normal" style:family="paragraph">
      <style:paragraph-properties fo:text-align="justify"/>
      <style:text-properties style:font-name="MS Mincho" style:font-name-asian="MS Mincho" style:font-name-complex="MS Mincho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</style:style>
    <style:style style:name="P47" style:parent-style-name="ListParagraph" style:list-style-name="LFO1" style:family="paragraph">
      <style:paragraph-properties fo:text-align="justify"/>
    </style:style>
    <style:style style:name="P48" style:parent-style-name="ListParagraph" style:list-style-name="LFO1" style:family="paragraph">
      <style:paragraph-properties fo:text-align="justify"/>
    </style:style>
    <style:style style:name="P49" style:parent-style-name="ListParagraph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T51" style:parent-style-name="DefaultParagraphFont" style:family="text">
      <style:text-properties style:font-name="MS Mincho" style:font-name-asian="MS Mincho" style:font-name-complex="MS Mincho"/>
    </style:style>
  </office:automatic-styles>
  <office:body>
    <office:text text:use-soft-page-breaks="true">
      <text:p text:style-name="P1">Leçon 30</text:p>
      <text:p text:style-name="P2"/>
      <text:p text:style-name="P3">ミラー<text:s/><text:span text:style-name="T4">：</text:span>こんにちは<text:span text:style-name="T5">。</text:span></text:p>
      <text:p text:style-name="P6">鈴木<text:s/>：<text:s/>（<text:s/>）。さあ、どうぞ<text:span text:style-name="T7">。</text:span></text:p>
      <text:p text:style-name="P8">ミラー<text:s/>：<text:s/>（<text:s/>）が置いてありますね。山へ行くんですか？<text:s/></text:p>
      <text:p text:style-name="P9">鈴木<text:s/>：<text:s/>いいえ。（A：<text:s/>）ですよ。<text:s/></text:p>
      <text:p text:style-name="P10">ミラー<text:s/>：<text:s/>（A：<text:s/>）？<text:s/>何ですか？</text:p>
      <text:p text:style-name="P11"><text:s/>鈴木<text:s/>：<text:s/>（<text:s/>）です。電気やガスが<text:s/>（<text:s/>）、3<text:s/>日ぐらい（<text:s/>）が入れてあるんです。<text:s/></text:p>
      <text:p text:style-name="P12">ミラー<text:s/>：<text:s/>（<text:s/>）ですか？<text:s/></text:p>
      <text:p text:style-name="P13">鈴木<text:s/>：<text:s/>ええ、他にも色々ありますよ。（<text:s/>）とか、（<text:s/>）とか……。<text:s/></text:p>
      <text:p text:style-name="P14">ミラー<text:s/>：<text:s/>私も（<text:s/>）。<text:s/></text:p>
      <text:p text:style-name="P15">鈴木<text:s/>：<text:s/>（A：<text:s/>）は、スーパーでも（<text:s/>）よ。<text:s/></text:p>
      <text:p text:style-name="P16">ミラー<text:s/>：<text:s/>そうですか。じゃ、（<text:s/>）<text:span text:style-name="T17">。</text:span></text:p>
      <text:p text:style-name="P18"/>
      <text:p text:style-name="P19"/>
      <text:soft-page-break/>
      <text:p text:style-name="P20">1.<text:s/>隣の人と次の会話をしましょう。下線の部分を変えて、会話をしましょう。<text:s/></text:p>
      <text:p text:style-name="P21">a)</text:p>
      <text:p text:style-name="P22">A：あそこにポスターがはってありますね。あれは、何ですか？</text:p>
      <text:p text:style-name="P23"><text:span text:style-name="T24">B</text:span><text:span text:style-name="T25">：</text:span>スポーツ教室のお知らせです。<text:span text:style-name="T26"><text:s/></text:span></text:p>
      <text:p text:style-name="P27">A：そうですか。<text:s/></text:p>
      <text:p text:style-name="P28"/>
      <text:p text:style-name="P29">b)<text:s/></text:p>
      <text:p text:style-name="P30">A<text:s/>：来週のミーティングまでに何をしておいたらいいですか</text:p>
      <text:p text:style-name="P31">B：そうですね。この資料をコピーしておいてください</text:p>
      <text:p text:style-name="P32">A：はい、わかりました。<text:s/></text:p>
      <text:p text:style-name="P33"/>
      <text:p text:style-name="P34">c)<text:s/></text:p>
      <text:p text:style-name="P35">A：手伝いましょうか。</text:p>
      <text:p text:style-name="P36">B：ええ、お願いします。<text:s/></text:p>
      <text:p text:style-name="P37">A：お皿やコップは、どうしましょうか？<text:s/></text:p>
      <text:p text:style-name="P38"><text:span text:style-name="T39">B</text:span><text:span text:style-name="T40">：</text:span>台所へ持って行っておいてください。<text:span text:style-name="T41"><text:s/></text:span></text:p>
      <text:p text:style-name="P42">A：（<text:s/>）<text:span text:style-name="T43">。</text:span></text:p>
      <text:p text:style-name="P44"/>
      <text:p text:style-name="P45">2.<text:s/></text:p>
      <text:p text:style-name="P46">a)<text:s/>会話を聞きましょう。ミラーさんと鈴木さんが話しています。<text:s/></text:p>
      <text:list text:style-name="LFO1" text:continue-numbering="true">
        <text:list-item>
          <text:p text:style-name="P47">i)どこで話していますか？</text:p>
        </text:list-item>
        <text:list-item>
          <text:p text:style-name="P48">ii)<text:s/>何について話していますか？<text:s/></text:p>
        </text:list-item>
      </text:list>
      <text:p text:style-name="P49"/>
      <text:p text:style-name="P50">b)<text:s/>会話を聞いて、空欄を埋めましょう。A<text:s/>には、同じ言葉<text:s text:c="2"/>が入ります<text:span text:style-name="T51">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nn Marty</meta:initial-creator>
    <dc:creator>Yann Marty</dc:creator>
    <meta:creation-date>2021-11-10T07:00:00Z</meta:creation-date>
    <dc:date>2021-11-10T07:05:00Z</dc:date>
    <meta:template xlink:href="Normal.dotm" xlink:type="simple"/>
    <meta:editing-cycles>2</meta:editing-cycles>
    <meta:editing-duration>PT300S</meta:editing-duration>
    <meta:document-statistic meta:page-count="2" meta:paragraph-count="1" meta:word-count="93" meta:character-count="627" meta:row-count="4" meta:non-whitespace-character-count="535"/>
  </office:meta>
</office:document-meta>
</file>